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25" table:formula="of:=SUM([.B3:.F3])" table:style-name="ce8">
            <text:p>2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25" table:formula="of:=SUM([.S3];[.M3];[.G3];[.Y3])" table:style-name="ce9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formula="of:=SUM([.B4:.F4])" table:style-name="ce8">
            <text:p>5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5" table:formula="of:=SUM([.S4];[.M4];[.G4];[.Y4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5" table:style-name="ce6">
            <text:p>5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8" table:formula="of:=SUM([.B5:.F5])" table:style-name="ce8">
            <text:p>8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8" table:formula="of:=SUM([.S5];[.M5];[.G5];[.Y5])" table:style-name="ce9">
            <text:p>8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3" table:formula="of:=SUM([.B7:.F7])" table:style-name="ce8">
            <text:p>3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3" table:formula="of:=SUM([.S7];[.M7];[.G7];[.Y7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3.5" table:formula="of:=SUM([.B3:.B10])" table:style-name="ce18">
            <text:p>13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0" table:formula="of:=SUM([.E3:.E10])" table:style-name="ce19">
            <text:p>0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4" table:formula="of:=SUM([.G3:.G10])" table:style-name="ce4">
            <text:p>44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44" table:formula="of:=SUM([.Z3:.Z10])" table:style-name="ce21">
            <text:p>44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isco crocamo</dc:creator>
    <meta:creation-date>2013-08-23T13:53:05Z</meta:creation-date>
    <dc:date>2018-08-14T01:33:41Z</dc:date>
    <meta:editing-cycles>4</meta:editing-cycles>
    <meta:editing-duration>PT289S</meta:editing-duration>
  </office:meta>
</office:document-meta>
</file>